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4b227" officeooo:paragraph-rsid="00322e4f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tyle="italic" officeooo:rsid="0022d8a1" officeooo:paragraph-rsid="00262ccb" style:font-style-asian="italic" style:font-style-complex="italic"/>
    </style:style>
    <style:style style:name="P3" style:family="paragraph" style:parent-style-name="Table_20_Contents">
      <style:text-properties officeooo:rsid="0013c476" officeooo:paragraph-rsid="00248046"/>
    </style:style>
    <style:style style:name="P4" style:family="paragraph" style:parent-style-name="Table_20_Contents">
      <style:text-properties officeooo:rsid="0013c476" officeooo:paragraph-rsid="0013c476"/>
    </style:style>
    <style:style style:name="P5" style:family="paragraph" style:parent-style-name="Table_20_Contents">
      <style:text-properties officeooo:rsid="0013c476" officeooo:paragraph-rsid="00262ccb"/>
    </style:style>
    <style:style style:name="P6" style:family="paragraph" style:parent-style-name="Table_20_Contents">
      <style:text-properties officeooo:rsid="0013c476" officeooo:paragraph-rsid="0032fceb"/>
    </style:style>
    <style:style style:name="P7" style:family="paragraph" style:parent-style-name="Table_20_Contents">
      <style:text-properties officeooo:rsid="0013c476" officeooo:paragraph-rsid="0014b227"/>
    </style:style>
    <style:style style:name="P8" style:family="paragraph" style:parent-style-name="Table_20_Contents">
      <style:text-properties fo:font-weight="bold" officeooo:rsid="0013c476" officeooo:paragraph-rsid="0013c476" style:font-weight-asian="bold" style:font-weight-complex="bold"/>
    </style:style>
    <style:style style:name="P9" style:family="paragraph" style:parent-style-name="Table_20_Contents">
      <style:text-properties fo:font-weight="bold" officeooo:rsid="0017178d" officeooo:paragraph-rsid="0017178d" style:font-weight-asian="bold" style:font-weight-complex="bold"/>
    </style:style>
    <style:style style:name="P10" style:family="paragraph" style:parent-style-name="Table_20_Contents">
      <style:text-properties fo:font-weight="bold" officeooo:rsid="0017178d" officeooo:paragraph-rsid="0014b227" style:font-weight-asian="bold" style:font-weight-complex="bold"/>
    </style:style>
    <style:style style:name="P11" style:family="paragraph" style:parent-style-name="Table_20_Contents">
      <style:text-properties fo:font-weight="bold" officeooo:rsid="0033e67b" officeooo:paragraph-rsid="0033e67b" style:font-weight-asian="bold" style:font-weight-complex="bold"/>
    </style:style>
    <style:style style:name="P12" style:family="paragraph" style:parent-style-name="Standard">
      <style:text-properties fo:font-weight="bold" officeooo:rsid="003b6e14" officeooo:paragraph-rsid="003b6e14" style:font-weight-asian="bold" style:font-weight-complex="bold"/>
    </style:style>
    <style:style style:name="P13" style:family="paragraph" style:parent-style-name="Table_20_Contents">
      <style:text-properties fo:font-weight="bold" officeooo:rsid="001abbb7" officeooo:paragraph-rsid="001abbb7" style:font-weight-asian="bold" style:font-weight-complex="bold"/>
    </style:style>
    <style:style style:name="P14" style:family="paragraph" style:parent-style-name="Table_20_Contents">
      <style:text-properties fo:font-weight="bold" officeooo:rsid="0022d8a1" officeooo:paragraph-rsid="0022d8a1" style:font-weight-asian="bold" style:font-weight-complex="bold"/>
    </style:style>
    <style:style style:name="P15" style:family="paragraph" style:parent-style-name="Table_20_Contents">
      <style:text-properties fo:font-weight="bold" officeooo:rsid="0014b227" officeooo:paragraph-rsid="003fd980" style:font-weight-asian="bold" style:font-weight-complex="bold"/>
    </style:style>
    <style:style style:name="P16" style:family="paragraph" style:parent-style-name="Table_20_Contents">
      <style:text-properties officeooo:rsid="0014b227" officeooo:paragraph-rsid="0014b227"/>
    </style:style>
    <style:style style:name="P17" style:family="paragraph" style:parent-style-name="Table_20_Contents">
      <style:text-properties officeooo:rsid="0017be8f" officeooo:paragraph-rsid="0017be8f"/>
    </style:style>
    <style:style style:name="P18" style:family="paragraph" style:parent-style-name="Standard">
      <style:text-properties officeooo:rsid="001cabbb" officeooo:paragraph-rsid="001cabbb"/>
    </style:style>
    <style:style style:name="P19" style:family="paragraph" style:parent-style-name="Standard">
      <style:text-properties officeooo:rsid="001cabbb" officeooo:paragraph-rsid="003b6e14"/>
    </style:style>
    <style:style style:name="P20" style:family="paragraph" style:parent-style-name="Table_20_Contents">
      <style:text-properties officeooo:rsid="002f027e" officeooo:paragraph-rsid="002f027e"/>
    </style:style>
    <style:style style:name="P21" style:family="paragraph" style:parent-style-name="Standard">
      <style:text-properties officeooo:rsid="0039af00" officeooo:paragraph-rsid="0039af00"/>
    </style:style>
    <style:style style:name="P22" style:family="paragraph" style:parent-style-name="Table_20_Contents">
      <style:text-properties officeooo:rsid="0017178d" officeooo:paragraph-rsid="0014b227"/>
    </style:style>
    <style:style style:name="P23" style:family="paragraph" style:parent-style-name="Standard" style:list-style-name="L2">
      <style:text-properties officeooo:rsid="0017178d" officeooo:paragraph-rsid="0017178d"/>
    </style:style>
    <style:style style:name="P24" style:family="paragraph" style:parent-style-name="Standard" style:list-style-name="L3">
      <style:text-properties officeooo:rsid="0017178d" officeooo:paragraph-rsid="0042f90d"/>
    </style:style>
    <style:style style:name="P25" style:family="paragraph" style:parent-style-name="Standard" style:list-style-name="L6">
      <style:text-properties officeooo:rsid="0017178d" officeooo:paragraph-rsid="00380edf"/>
    </style:style>
    <style:style style:name="P26" style:family="paragraph" style:parent-style-name="Standard" style:list-style-name="L6">
      <style:text-properties officeooo:rsid="0017178d" officeooo:paragraph-rsid="0017178d"/>
    </style:style>
    <style:style style:name="P27" style:family="paragraph" style:parent-style-name="Standard" style:list-style-name="L3">
      <style:text-properties officeooo:rsid="0013c476" officeooo:paragraph-rsid="0013c476"/>
    </style:style>
    <style:style style:name="P28" style:family="paragraph" style:parent-style-name="Standard" style:list-style-name="L3">
      <style:text-properties officeooo:rsid="0014b227" officeooo:paragraph-rsid="0014b227"/>
    </style:style>
    <style:style style:name="P29" style:family="paragraph" style:parent-style-name="Standard" style:list-style-name="L4">
      <style:text-properties officeooo:rsid="0014b227" officeooo:paragraph-rsid="0014b227"/>
    </style:style>
    <style:style style:name="P30" style:family="paragraph" style:parent-style-name="Standard" style:list-style-name="L4">
      <style:text-properties officeooo:rsid="0014b227" officeooo:paragraph-rsid="00380edf"/>
    </style:style>
    <style:style style:name="P31" style:family="paragraph" style:parent-style-name="Standard" style:list-style-name="L6">
      <style:text-properties officeooo:rsid="0014b227" officeooo:paragraph-rsid="00380edf"/>
    </style:style>
    <style:style style:name="P32" style:family="paragraph" style:parent-style-name="Standard" style:list-style-name="L6">
      <style:text-properties officeooo:rsid="00380edf" officeooo:paragraph-rsid="00380edf"/>
    </style:style>
    <style:style style:name="P33" style:family="paragraph" style:parent-style-name="Standard" style:list-style-name="L6">
      <style:text-properties officeooo:rsid="0033e67b" officeooo:paragraph-rsid="0033e67b"/>
    </style:style>
    <style:style style:name="P34" style:family="paragraph" style:parent-style-name="Standard" style:list-style-name="L7">
      <style:text-properties officeooo:rsid="0017be8f" officeooo:paragraph-rsid="00380edf"/>
    </style:style>
    <style:style style:name="P35" style:family="paragraph" style:parent-style-name="Standard" style:list-style-name="L7">
      <style:text-properties officeooo:rsid="0017be8f" officeooo:paragraph-rsid="0039af00"/>
    </style:style>
    <style:style style:name="P36" style:family="paragraph" style:parent-style-name="Standard" style:list-style-name="L7">
      <style:text-properties officeooo:rsid="0039af00" officeooo:paragraph-rsid="0039af00"/>
    </style:style>
    <style:style style:name="P37" style:family="paragraph" style:parent-style-name="Standard" style:list-style-name="L7">
      <style:text-properties officeooo:rsid="0039af61" officeooo:paragraph-rsid="0039af61"/>
    </style:style>
    <style:style style:name="P38" style:family="paragraph" style:parent-style-name="Standard" style:list-style-name="L8">
      <style:text-properties officeooo:paragraph-rsid="0039af61"/>
    </style:style>
    <style:style style:name="P39" style:family="paragraph" style:parent-style-name="Standard" style:list-style-name="L9">
      <style:text-properties officeooo:rsid="001abbb7" officeooo:paragraph-rsid="001abbb7"/>
    </style:style>
    <style:style style:name="P40" style:family="paragraph" style:parent-style-name="Standard" style:list-style-name="L9">
      <style:text-properties officeooo:rsid="001abbb7" officeooo:paragraph-rsid="001cabbb"/>
    </style:style>
    <style:style style:name="P41" style:family="paragraph" style:parent-style-name="Standard" style:list-style-name="L9">
      <style:text-properties officeooo:rsid="001cabbb" officeooo:paragraph-rsid="001cabbb"/>
    </style:style>
    <style:style style:name="P42" style:family="paragraph" style:parent-style-name="Standard" style:list-style-name="L10">
      <style:text-properties officeooo:rsid="001cabbb" officeooo:paragraph-rsid="003b6e14"/>
    </style:style>
    <style:style style:name="P43" style:family="paragraph" style:parent-style-name="Standard" style:list-style-name="L11">
      <style:text-properties officeooo:rsid="001e0ad0" officeooo:paragraph-rsid="003d295e"/>
    </style:style>
    <style:style style:name="P44" style:family="paragraph" style:parent-style-name="Standard" style:list-style-name="L11">
      <style:text-properties officeooo:rsid="003d295e" officeooo:paragraph-rsid="003d295e"/>
    </style:style>
    <style:style style:name="P45" style:family="paragraph" style:parent-style-name="Standard" style:list-style-name="L12">
      <style:text-properties officeooo:rsid="0022d8a1" officeooo:paragraph-rsid="0022d8a1"/>
    </style:style>
    <style:style style:name="P46" style:family="paragraph" style:parent-style-name="Standard" style:list-style-name="L12">
      <style:text-properties officeooo:rsid="00248046" officeooo:paragraph-rsid="00248046"/>
    </style:style>
    <style:style style:name="P47" style:family="paragraph" style:parent-style-name="Standard" style:list-style-name="L12">
      <style:text-properties officeooo:rsid="00467b59" officeooo:paragraph-rsid="00467b59"/>
    </style:style>
    <style:style style:name="P48" style:family="paragraph" style:parent-style-name="Table_20_Contents" style:list-style-name="L1">
      <style:text-properties officeooo:rsid="0013c476" officeooo:paragraph-rsid="001fe8f1"/>
    </style:style>
    <style:style style:name="P49" style:family="paragraph" style:parent-style-name="Table_20_Contents" style:list-style-name="L1">
      <style:text-properties officeooo:rsid="002f027e" officeooo:paragraph-rsid="002f027e"/>
    </style:style>
    <style:style style:name="P50" style:family="paragraph" style:parent-style-name="Table_20_Contents" style:list-style-name="L5">
      <style:text-properties officeooo:rsid="00380edf" officeooo:paragraph-rsid="00380edf"/>
    </style:style>
    <style:style style:name="P51" style:family="paragraph" style:parent-style-name="Table_20_Contents" style:list-style-name="L5">
      <style:text-properties officeooo:rsid="0034c450" officeooo:paragraph-rsid="0034c450"/>
    </style:style>
    <style:style style:name="T1" style:family="text">
      <style:text-properties officeooo:rsid="00322e4f"/>
    </style:style>
    <style:style style:name="T2" style:family="text">
      <style:text-properties officeooo:rsid="002c49be"/>
    </style:style>
    <style:style style:name="T3" style:family="text">
      <style:text-properties officeooo:rsid="0022d8a1"/>
    </style:style>
    <style:style style:name="T4" style:family="text">
      <style:text-properties officeooo:rsid="0020dda1"/>
    </style:style>
    <style:style style:name="T5" style:family="text">
      <style:text-properties officeooo:rsid="002a3334"/>
    </style:style>
    <style:style style:name="T6" style:family="text">
      <style:text-properties officeooo:rsid="00248046"/>
    </style:style>
    <style:style style:name="T7" style:family="text">
      <style:text-properties officeooo:rsid="00234c57"/>
    </style:style>
    <style:style style:name="T8" style:family="text">
      <style:text-properties officeooo:rsid="001fe8f1"/>
    </style:style>
    <style:style style:name="T9" style:family="text">
      <style:text-properties officeooo:rsid="00262ccb"/>
    </style:style>
    <style:style style:name="T10" style:family="text">
      <style:text-properties officeooo:rsid="0017178d"/>
    </style:style>
    <style:style style:name="T11" style:family="text">
      <style:text-properties officeooo:rsid="0014b227"/>
    </style:style>
    <style:style style:name="T12" style:family="text">
      <style:text-properties officeooo:rsid="003066b3"/>
    </style:style>
    <style:style style:name="T13" style:family="text">
      <style:text-properties officeooo:rsid="001dbb65"/>
    </style:style>
    <style:style style:name="T14" style:family="text">
      <style:text-properties officeooo:rsid="0032ae53"/>
    </style:style>
    <style:style style:name="T15" style:family="text">
      <style:text-properties officeooo:rsid="00287646"/>
    </style:style>
    <style:style style:name="T16" style:family="text">
      <style:text-properties officeooo:rsid="001abbb7"/>
    </style:style>
    <style:style style:name="T17" style:family="text">
      <style:text-properties officeooo:rsid="001e0ad0"/>
    </style:style>
    <style:style style:name="T18" style:family="text">
      <style:text-properties officeooo:rsid="0017be8f"/>
    </style:style>
    <style:style style:name="T19" style:family="text">
      <style:text-properties officeooo:rsid="001944dd"/>
    </style:style>
    <style:style style:name="T20" style:family="text">
      <style:text-properties officeooo:rsid="002b38ab"/>
    </style:style>
    <style:style style:name="T21" style:family="text">
      <style:text-properties officeooo:rsid="001cabbb"/>
    </style:style>
    <style:style style:name="T22" style:family="text">
      <style:text-properties officeooo:rsid="0032fceb"/>
    </style:style>
    <style:style style:name="T23" style:family="text">
      <style:text-properties officeooo:rsid="0033e67b"/>
    </style:style>
    <style:style style:name="T24" style:family="text">
      <style:text-properties style:text-position="super 58%" officeooo:rsid="0033e67b"/>
    </style:style>
    <style:style style:name="T25" style:family="text">
      <style:text-properties officeooo:rsid="00360516"/>
    </style:style>
    <style:style style:name="T26" style:family="text">
      <style:text-properties officeooo:rsid="00368a55"/>
    </style:style>
    <style:style style:name="T27" style:family="text">
      <style:text-properties officeooo:rsid="00380edf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68a55" style:font-weight-asian="bold" style:font-weight-complex="bold"/>
    </style:style>
    <style:style style:name="T30" style:family="text">
      <style:text-properties officeooo:rsid="0039af00"/>
    </style:style>
    <style:style style:name="T31" style:family="text">
      <style:text-properties officeooo:rsid="0039af61"/>
    </style:style>
    <style:style style:name="T32" style:family="text">
      <style:text-properties style:text-underline-style="solid" style:text-underline-width="auto" style:text-underline-color="font-color" officeooo:rsid="0039af61"/>
    </style:style>
    <style:style style:name="T33" style:family="text">
      <style:text-properties style:text-underline-style="solid" style:text-underline-width="auto" style:text-underline-color="font-color" officeooo:rsid="003a67b5"/>
    </style:style>
    <style:style style:name="T34" style:family="text">
      <style:text-properties officeooo:rsid="003a67b5"/>
    </style:style>
    <style:style style:name="T35" style:family="text">
      <style:text-properties officeooo:rsid="003b6e14"/>
    </style:style>
    <style:style style:name="T36" style:family="text">
      <style:text-properties officeooo:rsid="003d295e"/>
    </style:style>
    <style:style style:name="T37" style:family="text">
      <style:text-properties officeooo:rsid="003e4122"/>
    </style:style>
    <style:style style:name="T38" style:family="text">
      <style:text-properties officeooo:rsid="0041afc8"/>
    </style:style>
    <style:style style:name="T39" style:family="text">
      <style:text-properties officeooo:rsid="0042e3c1"/>
    </style:style>
    <style:style style:name="T40" style:family="text">
      <style:text-properties officeooo:rsid="0042f90d"/>
    </style:style>
    <style:style style:name="T41" style:family="text">
      <style:text-properties officeooo:rsid="0043182c"/>
    </style:style>
    <style:style style:name="T42" style:family="text">
      <style:text-properties fo:font-style="italic" officeooo:rsid="0043182c" style:font-style-asian="italic" style:font-style-complex="italic"/>
    </style:style>
    <style:style style:name="T43" style:family="text">
      <style:text-properties officeooo:rsid="0044c55a"/>
    </style:style>
    <style:style style:name="T44" style:family="text">
      <style:text-properties officeooo:rsid="00476dd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ling </text:span>PE6.2 with AXE027 Serial Cable <text:span text:style-name="T1">on</text:span> Linux Mint 22.2 Cinnamon</text:p>
      <text:p text:style-name="P2"><text:span text:style-name="T2">[Author: Alan Hunt, License: </text:span><text:a xlink:type="simple" xlink:href="https://creativecommons.org/licenses/by-sa/4.0/" text:style-name="Internet_20_link" text:visited-style-name="Visited_20_Internet_20_Link"><text:span text:style-name="T43">CC BY-SA 4.0</text:span></text:a>,<text:span text:style-name="T2"> </text:span>Last updated: <text:modification-date style:data-style-name="N49">2025-11-21</text:modification-date><text:span text:style-name="T2">]</text:span></text:p>
      <text:p text:style-name="P5"/>
      <text:p text:style-name="P6"><text:span text:style-name="T9">Ultimately, I </text:span><text:span text:style-name="T22">found I </text:span><text:span text:style-name="T9">can</text:span><text:span text:style-name="T3"> run </text:span><text:span text:style-name="T22">the Windows </text:span><text:span text:style-name="T3">P</text:span><text:span text:style-name="T22">ICAXE Editor </text:span><text:span text:style-name="T6">6.2.</text:span><text:span text:style-name="T22">0.0</text:span><text:span text:style-name="T3"> </text:span><text:span text:style-name="T22">app with the AXE027 Serial Cable using Wine and Wine</text:span><text:span text:style-name="T40">tricks</text:span><text:span text:style-name="T22"> loaded from the Linux </text:span><text:span text:style-name="T39">Mint </text:span><text:span text:style-name="T22">Software Manager. </text:span></text:p>
      <text:p text:style-name="P6"/>
      <text:p text:style-name="P6"><text:span text:style-name="T2">Not </text:span><text:span text:style-name="T3">want</text:span><text:span text:style-name="T2">ing</text:span><text:span text:style-name="T3"> to rely on </text:span><text:span text:style-name="T4">PICAXECLOUD, or try </text:span><text:span text:style-name="T5">the seemingly old </text:span><text:span text:style-name="T4">Visual Studio Code or AXEpad </text:span><text:span text:style-name="T5">options</text:span><text:span text:style-name="T4">, </text:span><text:span text:style-name="T6">m</text:span><text:span text:style-name="T4">y first challenge </text:span><text:span text:style-name="T7">in Linux </text:span><text:span text:style-name="T4">was t</text:span><text:span text:style-name="T8">o </text:span><text:span text:style-name="T4">run th</text:span><text:span text:style-name="T8">e PICAXE Editor </text:span><text:span text:style-name="T4">locally. </text:span><text:span text:style-name="T8">As a DOS/Windows user </text:span><text:span text:style-name="T6">of almost </text:span><text:span text:style-name="T8">40 years </text:span><text:span text:style-name="T7">it was </text:span><text:span text:style-name="T8">a baptism of fire </text:span><text:span text:style-name="T9">to figure this out!! </text:span><text:span text:style-name="T37">So</text:span><text:span text:style-name="T22"> I hope these notes prove useful to you or me in future</text:span><text:span text:style-name="T9">. </text:span><text:span text:style-name="T4">I don’t understand </text:span><text:span text:style-name="T22">it all myself!</text:span></text:p>
      <text:p text:style-name="P3"/>
      <text:p text:style-name="P3"><text:span text:style-name="T9">Please let me know if there </text:span><text:span text:style-name="T5">are</text:span><text:span text:style-name="T9"> errors or updates and I’ll be happy to re-issue the file.</text:span></text:p>
      <text:p text:style-name="P3"/>
      <text:p text:style-name="P3"/>
      <text:p text:style-name="P8"><text:span text:style-name="T23">Step </text:span><text:span text:style-name="T1">0: </text:span>Install Linux Mint 22.<text:span text:style-name="T11">2</text:span> Cinnamon</text:p>
      <text:list text:style-name="L1">
        <text:list-item>
          <text:p text:style-name="P48">Follow instructions at <text:a xlink:type="simple" xlink:href="https://linuxmint.com/" text:style-name="Internet_20_link" text:visited-style-name="Visited_20_Internet_20_Link">https://linuxmint.com/</text:a></text:p>
        </text:list-item>
        <text:list-item>
          <text:p text:style-name="P48"><text:span text:style-name="T8">N</text:span><text:span text:style-name="T12">ote1</text:span><text:span text:style-name="T8">: I </text:span><text:span text:style-name="T13">ha</text:span><text:span text:style-name="T8">d</text:span><text:span text:style-name="T13"> the AXE027 plugged in from this early stage.</text:span></text:p>
        </text:list-item>
        <text:list-item>
          <text:p text:style-name="P49"><text:span text:style-name="T12">Note2</text:span>: On my first <text:span text:style-name="T40">Linux </text:span>install I followed some security advice to create a separate user to run Windows apps so any bugs or viruses are contained. This was a pain swapping between users and setting a shared space between users. In the end, PE was my only Windows app and <text:span text:style-name="T40">the</text:span><text:span text:style-name="T14"> extra user account </text:span><text:span text:style-name="T23">was </text:span><text:span text:style-name="T40">not added</text:span><text:span text:style-name="T23"> on my 2</text:span><text:span text:style-name="T24">nd</text:span><text:span text:style-name="T23"> Linux install</text:span>. <text:span text:style-name="T12">Also I encrypt</text:span><text:span text:style-name="T14">ed</text:span><text:span text:style-name="T12"> the whole disk instead of home folders, which seems worth </text:span><text:span text:style-name="T23">doing</text:span><text:span text:style-name="T12"> although there’s a power-on password.</text:span></text:p>
        </text:list-item>
      </text:list>
      <text:p text:style-name="P20"/>
      <text:p text:style-name="P9"><text:span text:style-name="T25">Step </text:span><text:span text:style-name="T26">1</text:span><text:span text:style-name="T25">:</text:span> Download PE6.2</text:p>
      <text:list text:style-name="L2">
        <text:list-item>
          <text:p text:style-name="P23">Download the “<text:span text:style-name="T18">PICAXE Editor 6 (Main installer)” </text:span>from <text:a xlink:type="simple" xlink:href="https://picaxe.com/software/picaxe/picaxe-editor-6/index.html#download" text:style-name="Internet_20_link" text:visited-style-name="Visited_20_Internet_20_Link">https://picaxe.com/software/picaxe/picaxe-editor-6/index.html#download</text:a> </text:p>
        </text:list-item>
        <text:list-item>
          <text:p text:style-name="P23"><text:span text:style-name="T40">Note: T</text:span><text:span text:style-name="T18">he file </text:span><text:span text:style-name="T4">is</text:span><text:span text:style-name="T18"> “</text:span>picaxeeditor6_2_0.exe” <text:span text:style-name="T40">and it should be in your Downloads folder.</text:span></text:p>
        </text:list-item>
      </text:list>
      <text:p text:style-name="P20"/>
      <text:p text:style-name="P8"><text:span text:style-name="T23">Step </text:span><text:span text:style-name="T26">2</text:span><text:span text:style-name="T1">:</text:span><text:span text:style-name="T10"> </text:span>Add the <text:span text:style-name="T15">W</text:span>ine app <text:span text:style-name="T23">from the Software Manager</text:span></text:p>
      <text:list text:style-name="L3">
        <text:list-item>
          <text:p text:style-name="P27"><text:span text:style-name="T11">Use: </text:span>Menu→Administration→ Software Manager</text:p>
        </text:list-item>
        <text:list-item>
          <text:p text:style-name="P28">Search for “wine” and install the Wine (Microsoft Windows Compatibility Layer).</text:p>
        </text:list-item>
        <text:list-item>
          <text:p text:style-name="P24"><text:span text:style-name="T40">Note: </text:span><text:span text:style-name="T41">Most </text:span><text:span text:style-name="T40">Wine files are held in a hidden .wine folder under your home folder. <text:s/>It looks like a Windows file structure from </text:span><text:span text:style-name="T18">“$HOME\.wine\drive_c”. </text:span><text:span text:style-name="T40">When PE6.2 saves to /home/alan/.wine/drive_c/users/</text:span><text:span text:style-name="T42">username</text:span><text:span text:style-name="T40">/Documents/PICAXE Editor, it’s actually a symbolic link to /home/</text:span><text:span text:style-name="T42">username</text:span><text:span text:style-name="T40">/Documents/PICAXE Editor.</text:span></text:p>
        </text:list-item>
      </text:list>
      <text:p text:style-name="P4"/>
      <text:p text:style-name="P15"><text:span text:style-name="T23">Step </text:span><text:span text:style-name="T26">3</text:span><text:span text:style-name="T23">:</text:span><text:span text:style-name="T10"> </text:span>Add <text:span text:style-name="T23">the </text:span><text:span text:style-name="T15">W</text:span>inetricks <text:span text:style-name="T23">app from the Software Manager</text:span></text:p>
      <text:list text:style-name="L4">
        <text:list-item>
          <text:p text:style-name="P29">From the Software Manager, search “<text:span text:style-name="T5">w</text:span>inetricks” and install it.</text:p>
        </text:list-item>
        <text:list-item>
          <text:p text:style-name="P30">N<text:span text:style-name="T12">ote</text:span>: <text:span text:style-name="T16">Don’t worry about 64bit warnings.</text:span></text:p>
        </text:list-item>
        <text:list-item>
          <text:p text:style-name="P30"><text:span text:style-name="T26">After installation do a reboot </text:span><text:span text:style-name="T27">so that </text:span><text:span text:style-name="T26">Start Menu-&gt;</text:span><text:span text:style-name="T41">W</text:span><text:span text:style-name="T26">ine </text:span><text:span text:style-name="T27">can show</text:span><text:span text:style-name="T26"> other options besides “Browse C: Drive”.</text:span></text:p>
        </text:list-item>
      </text:list>
      <text:p text:style-name="P16"/>
      <text:p text:style-name="P11">Step <text:span text:style-name="T26">4</text:span>: Set the default Wine environment to Windows 10</text:p>
      <text:list text:style-name="L5">
        <text:list-item>
          <text:p text:style-name="P50">From Start Menu-&gt;<text:span text:style-name="T41">W</text:span>ine select Wine configuration.</text:p>
        </text:list-item>
        <text:list-item>
          <text:p text:style-name="P51">Click “default settings” and change Windows Environment to Windows 10 and click Apply <text:span text:style-name="T25">and OK</text:span>.</text:p>
        </text:list-item>
      </text:list>
      <text:p text:style-name="P10"/>
      <text:p text:style-name="P9"><text:span text:style-name="T23">Step </text:span><text:span text:style-name="T26">5</text:span><text:span text:style-name="T1">:</text:span> Configure <text:span text:style-name="T17">Wine to support </text:span>Microsoft .NET 3.5 SP1 for PE6.2</text:p>
      <text:list text:style-name="L6">
        <text:list-item>
          <text:p text:style-name="P32">From the Start Menu search for “winetricks” and click on the app to launch it.</text:p>
        </text:list-item>
        <text:list-item>
          <text:p text:style-name="P31">N<text:span text:style-name="T12">ote</text:span>: <text:span text:style-name="T16">Don’t worry about 64bit warnings.</text:span></text:p>
        </text:list-item>
        <text:list-item>
          <text:p text:style-name="P25"><text:soft-page-break/><text:span text:style-name="T27">Click “Select the default wineprefix” then OK, then <text:s/></text:span>“Install a Windows DLL or component” and press OK.</text:p>
        </text:list-item>
        <text:list-item>
          <text:p text:style-name="P33">I don’t know why a “wineserver -w” warning popped up a couple of times but I pressed OK.</text:p>
        </text:list-item>
        <text:list-item>
          <text:p text:style-name="P26">Choose the “dotnet35sp1” <text:span text:style-name="T12">because t</text:span><text:span text:style-name="T11">he PE requires .Net 3.5 SP1</text:span> package and press OK. <text:span text:style-name="T23">Then accept the Microsoft .NET Framework terms and click install </text:span><text:span text:style-name="T27">and after a while you should be able to click Exit</text:span><text:span text:style-name="T23">.</text:span></text:p>
        </text:list-item>
        <text:list-item>
          <text:p text:style-name="P32">Then close Winetricks.</text:p>
        </text:list-item>
      </text:list>
      <text:p text:style-name="P22"/>
      <text:p text:style-name="P17"><text:span text:style-name="T29">Step 6: </text:span><text:span text:style-name="T28">Install PE6.2</text:span></text:p>
      <text:list text:style-name="L7">
        <text:list-item>
          <text:p text:style-name="P34"><text:span text:style-name="T27">The next step seems bizarre </text:span>but <text:span text:style-name="T27">select Start Menu-&gt;</text:span><text:span text:style-name="T19">Wine-&gt;</text:span><text:span text:style-name="T27">U</text:span><text:span text:style-name="T19">ninstall Wine Software, </text:span><text:span text:style-name="T31">which </text:span><text:span text:style-name="T27">actually takes you to Add/</text:span><text:span text:style-name="T30">Remove</text:span><text:span text:style-name="T27"> Programs.</text:span></text:p>
        </text:list-item>
        <text:list-item>
          <text:p text:style-name="P36">Click “Install…”, then “Look in” the Downloads folder and change the display filter, “Files of type” to “All files”. </text:p>
        </text:list-item>
        <text:list-item>
          <text:p text:style-name="P35"><text:span text:style-name="T30">Select </text:span>“<text:span text:style-name="T10">picaxeeditor6_2_0.exe” </text:span><text:span text:style-name="T30">and click Open.</text:span></text:p>
        </text:list-item>
        <text:list-item>
          <text:p text:style-name="P36">Follow the instructions and install for all users. <text:span text:style-name="T31">Then close Add/Remove Programs.</text:span></text:p>
        </text:list-item>
        <text:list-item>
          <text:p text:style-name="P37">After this the PE app is available but the com port won’t work yet. </text:p>
        </text:list-item>
      </text:list>
      <text:p text:style-name="P21"/>
      <text:p text:style-name="P13"><text:span text:style-name="T31">Step 7:</text:span><text:span text:style-name="T9"> </text:span>Allow <text:span text:style-name="T31">your Linux </text:span><text:span text:style-name="T37">account </text:span><text:span text:style-name="T32">username</text:span><text:span text:style-name="T31"> access </text:span><text:span text:style-name="T9">to </text:span>the serial port </text:p>
      <text:list text:style-name="L8">
        <text:list-item>
          <text:p text:style-name="P38"><text:span text:style-name="T31">From the command line terminal enter </text:span><text:span text:style-name="T16">“</text:span><text:span text:style-name="T18">sudo usermod -a -G dialout </text:span><text:span text:style-name="T33">username</text:span><text:span text:style-name="T16">” this adds </text:span><text:span text:style-name="T34">you </text:span><text:span text:style-name="T16">to the dialout group </text:span><text:span text:style-name="T13">to give access to the linux serial ports, known as “tty”.</text:span></text:p>
        </text:list-item>
      </text:list>
      <text:p text:style-name="P16"/>
      <text:p text:style-name="P13"><text:span text:style-name="T34">Step 8:</text:span><text:span text:style-name="T9"> </text:span>Modify <text:span text:style-name="T13">config </text:span>to recognise the AXE027 adaptor <text:span text:style-name="T13">as a serial port using the FTDI driver</text:span></text:p>
      <text:list text:style-name="L9">
        <text:list-item>
          <text:p text:style-name="P39">Create a new <text:span text:style-name="T20">empty</text:span> file using “sudo touch /etc/udev/rules.d/99-ftdi.rules”.</text:p>
        </text:list-item>
        <text:list-item>
          <text:p text:style-name="P40">Edit the file with <text:span text:style-name="T21">admin privileges using the Text Editor “xed” by using “xed admin://</text:span>/etc/udev/rules.d/99-ftdi.rules”.</text:p>
        </text:list-item>
        <text:list-item>
          <text:p text:style-name="P41">Paste this <text:span text:style-name="T7">config, courtesy of Revolution Education’s instructions, </text:span>into the file as 1 line, excluding <text:span text:style-name="T38">the very </text:span>outer<text:span text:style-name="T38">most</text:span> quote marks, and then save and close “ACTION=="add", ATTRS{idVendor}=="0403", ATTRS{idProduct}=="bd90", RUN+="/sbin/modprobe ftdi_sio" RUN+="/bin/sh -c 'echo 0403 bd90 &gt; /sys/bus/usb-serial/drivers/ftdi_sio/new_id'"”</text:p>
        </text:list-item>
        <text:list-item>
          <text:p text:style-name="P41">Then enter “sudo udevadm control -<text:span text:style-name="T35">R</text:span>”.</text:p>
        </text:list-item>
      </text:list>
      <text:p text:style-name="P18"/>
      <text:p text:style-name="P12">Step 9:<text:span text:style-name="T9"> </text:span><text:span text:style-name="T13">Check the serial cable is recognised.</text:span></text:p>
      <text:list text:style-name="L10">
        <text:list-item>
          <text:p text:style-name="P42"><text:span text:style-name="T35">R</text:span>estart the computer <text:span text:style-name="T41">again (I don’t think this should be needed but the following didn’t work without it)</text:span>.</text:p>
        </text:list-item>
        <text:list-item>
          <text:p text:style-name="P42"><text:span text:style-name="T35">F</text:span><text:span text:style-name="T13">rom a the terminal type “dmesg | grep -i FTDI”. The output should include “FTDI USB Serial Device converter now attached to ttyUSB0”.</text:span></text:p>
        </text:list-item>
      </text:list>
      <text:p text:style-name="P19"/>
      <text:p text:style-name="P12">Step 10: <text:span text:style-name="T17">Assign the Linux ttyUSB0 port to the Wine COM1 port</text:span></text:p>
      <text:list text:style-name="L11">
        <text:list-item>
          <text:p text:style-name="P43"><text:span text:style-name="T36">In the </text:span>terminal type “wine regedit”.</text:p>
        </text:list-item>
        <text:list-item>
          <text:p text:style-name="P43"><text:span text:style-name="T36">S</text:span>elect “HKEY_LOCAL_MACHINE\Software\Wine\Ports”, <text:span text:style-name="T36">then </text:span>right click in the right pane, <text:span text:style-name="T36">click “New”</text:span> and add <text:span text:style-name="T36">a </text:span>new “<text:span text:style-name="T36">S</text:span>tring value” <text:span text:style-name="T36">of </text:span>“COM1” <text:span text:style-name="T36">and press enter</text:span>.</text:p>
        </text:list-item>
        <text:list-item>
          <text:p text:style-name="P43">Double click the entry and type the “<text:span text:style-name="T41">V</text:span>alue” <text:span text:style-name="T41">as </text:span><text:s/>“/dev/ttyUSB0” <text:span text:style-name="T41">and click OK</text:span>.</text:p>
        </text:list-item>
        <text:list-item>
          <text:p text:style-name="P44">Then close the app.</text:p>
        </text:list-item>
      </text:list>
      <text:p text:style-name="P16"/>
      <text:p text:style-name="P14"><text:span text:style-name="T35">Step 11:</text:span><text:span text:style-name="T9"> </text:span>Run PE6.2 from Linux</text:p>
      <text:list text:style-name="L12">
        <text:list-item>
          <text:p text:style-name="P45">Start the PE, <text:span text:style-name="T41">which can be done by</text:span> using <text:span text:style-name="T41">Start </text:span>Menu-&gt;Wine-&gt;PICAXE Editor 6.</text:p>
        </text:list-item>
        <text:list-item>
          <text:p text:style-name="P45"><text:span text:style-name="T41">On the PE y</text:span>ou’ll probably see lots of Com ports available but just use “Com1”.</text:p>
        </text:list-item>
        <text:list-item>
          <text:p text:style-name="P45">If it works then you should be able to run the Com Port Test, run the Terminal, or Program a PICAXE!!!.</text:p>
        </text:list-item>
        <text:list-item>
          <text:p text:style-name="P47">I suggest setting these PE <text:span text:style-name="T44">File-&gt;Options</text:span>: Editor (Tab size 4), Fonts(DejaVu Sans Mono).</text:p>
        </text:list-item>
        <text:list-item>
          <text:p text:style-name="P46">Wow, <text:span text:style-name="T41">now it’s </text:span><text:span text:style-name="T36">time for a cuppa!</text:span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8:39:16.835862114</meta:creation-date>
    <dc:date>2025-11-21T13:10:51.840061525</dc:date>
    <meta:editing-duration>PT16H26M17S</meta:editing-duration>
    <meta:editing-cycles>24</meta:editing-cycles>
    <meta:generator>LibreOffice/24.2.7.2$Linux_X86_64 LibreOffice_project/420$Build-2</meta:generator>
    <meta:print-date>2025-11-21T12:28:50.991474605</meta:print-date>
    <meta:printed-by>PDF files</meta:printed-by>
    <meta:document-statistic meta:table-count="0" meta:image-count="0" meta:object-count="0" meta:page-count="2" meta:paragraph-count="57" meta:word-count="924" meta:character-count="5523" meta:non-whitespace-character-count="4688"/>
  </office:meta>
</office:document-meta>
</file>